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839in"/>
    </style:style>
    <style:style style:name="co3" style:family="table-column">
      <style:table-column-properties fo:break-before="auto" style:column-width="3.1945in"/>
    </style:style>
    <style:style style:name="co4" style:family="table-column">
      <style:table-column-properties fo:break-before="auto" style:column-width="3.3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6" style:family="table-cell" style:parent-style-name="Default">
      <style:table-cell-properties fo:border="0.06pt solid #000000"/>
    </style:style>
    <style:style style:name="ce8" style:family="table-cell" style:parent-style-name="Default" style:data-style-name="N2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 style:data-style-name="N2">
      <style:table-cell-properties fo:background-color="#ff6d6d" fo:border="0.06pt solid #000000"/>
    </style:style>
    <style:style style:name="ce6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2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1" style:family="table-cell" style:parent-style-name="Default">
      <style:table-cell-properties fo:background-color="#dee6ef" fo:border="0.06pt solid #000000"/>
    </style:style>
    <style:style style:name="ce32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7" table:default-cell-style-name="ce3"/>
        <table:table-column table:style-name="co1" table:default-cell-style-name="ce5"/>
        <table:table-column table:style-name="co1" table:default-cell-style-name="ce3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4" office:value-type="string" calcext:value-type="string">
            <text:p>avarage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Valeurs de X (attribut)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75" calcext:value-type="float">
            <text:p>175</text:p>
          </table:table-cell>
          <table:table-cell table:formula="of:=SUM([.C3:.I3])/7" office:value-type="float" office:value="175.714285714286" calcext:value-type="float">
            <text:p>175.7142857142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eurs correspondantes observées de Y (classe)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60" calcext:value-type="float">
            <text:p>60</text:p>
          </table:table-cell>
          <table:table-cell table:formula="of:=SUM([.C4:.I4])/7" office:value-type="float" office:value="71.4285714285714" calcext:value-type="float">
            <text:p>71.42857142857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X-Xbar)</text:p>
          </table:table-cell>
          <table:table-cell table:formula="of:=[.C3]-[.J3]" office:value-type="float" office:value="-20.7142857142857" calcext:value-type="float">
            <text:p>-20.7142857142857</text:p>
          </table:table-cell>
          <table:table-cell table:formula="of:=[.D3]-[.J3]" office:value-type="float" office:value="-5.71428571428572" calcext:value-type="float">
            <text:p>-5.71428571428572</text:p>
          </table:table-cell>
          <table:table-cell table:formula="of:=[.E3]-[.J3]" office:value-type="float" office:value="-15.7142857142857" calcext:value-type="float">
            <text:p>-15.7142857142857</text:p>
          </table:table-cell>
          <table:table-cell table:formula="of:=[.F3]-[.J3]" office:value-type="float" office:value="9.28571428571428" calcext:value-type="float">
            <text:p>9.28571428571428</text:p>
          </table:table-cell>
          <table:table-cell table:formula="of:=[.G3]-[.J3]" office:value-type="float" office:value="19.2857142857143" calcext:value-type="float">
            <text:p>19.2857142857143</text:p>
          </table:table-cell>
          <table:table-cell table:formula="of:=[.H3]-[.J3]" office:value-type="float" office:value="14.2857142857143" calcext:value-type="float">
            <text:p>14.2857142857143</text:p>
          </table:table-cell>
          <table:table-cell table:formula="of:=[.I3]-[.J3]" office:value-type="float" office:value="-0.714285714285722" calcext:value-type="float">
            <text:p>-0.714285714285722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(Y-Ybar)</text:p>
          </table:table-cell>
          <table:table-cell table:formula="of:=[.C4]-[.J4]" office:value-type="float" office:value="-26.4285714285714" calcext:value-type="float">
            <text:p>-26.4285714285714</text:p>
          </table:table-cell>
          <table:table-cell table:formula="of:=[.D4]-[.J4]" office:value-type="float" office:value="-1.42857142857143" calcext:value-type="float">
            <text:p>-1.42857142857143</text:p>
          </table:table-cell>
          <table:table-cell table:formula="of:=[.E4]-[.J4]" office:value-type="float" office:value="-6.42857142857143" calcext:value-type="float">
            <text:p>-6.42857142857143</text:p>
          </table:table-cell>
          <table:table-cell table:formula="of:=[.F4]-[.J4]" office:value-type="float" office:value="8.57142857142857" calcext:value-type="float">
            <text:p>8.57142857142857</text:p>
          </table:table-cell>
          <table:table-cell table:formula="of:=[.G4]-[.J4]" office:value-type="float" office:value="13.5714285714286" calcext:value-type="float">
            <text:p>13.5714285714286</text:p>
          </table:table-cell>
          <table:table-cell table:formula="of:=[.H4]-[.J4]" office:value-type="float" office:value="23.5714285714286" calcext:value-type="float">
            <text:p>23.5714285714286</text:p>
          </table:table-cell>
          <table:table-cell table:formula="of:=[.I4]-[.J4]" office:value-type="float" office:value="-11.4285714285714" calcext:value-type="float">
            <text:p>-11.4285714285714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(X-Xbar)^2</text:p>
          </table:table-cell>
          <table:table-cell table:formula="of:=POWER([.C5];2)" office:value-type="float" office:value="429.081632653062" calcext:value-type="float">
            <text:p>429.081632653062</text:p>
          </table:table-cell>
          <table:table-cell table:formula="of:=POWER([.D5];2)" office:value-type="float" office:value="32.6530612244899" calcext:value-type="float">
            <text:p>32.6530612244899</text:p>
          </table:table-cell>
          <table:table-cell table:formula="of:=POWER([.E5];2)" office:value-type="float" office:value="246.938775510204" calcext:value-type="float">
            <text:p>246.938775510204</text:p>
          </table:table-cell>
          <table:table-cell table:formula="of:=POWER([.F5];2)" office:value-type="float" office:value="86.2244897959182" calcext:value-type="float">
            <text:p>86.2244897959182</text:p>
          </table:table-cell>
          <table:table-cell table:formula="of:=POWER([.G5];2)" office:value-type="float" office:value="371.938775510204" calcext:value-type="float">
            <text:p>371.938775510204</text:p>
          </table:table-cell>
          <table:table-cell table:formula="of:=POWER([.H5];2)" office:value-type="float" office:value="204.081632653061" calcext:value-type="float">
            <text:p>204.081632653061</text:p>
          </table:table-cell>
          <table:table-cell table:formula="of:=POWER([.I5];2)" office:value-type="float" office:value="0.510204081632665" calcext:value-type="float">
            <text:p>0.510204081632665</text:p>
          </table:table-cell>
          <table:table-cell table:formula="of:=SUM([.C7:.I7])" office:value-type="float" office:value="1371.42857142857" calcext:value-type="float">
            <text:p>1371.42857142857</text:p>
          </table:table-cell>
          <table:table-cell table:style-name="ce4" office:value-type="string" calcext:value-type="string">
            <text:p>b1</text:p>
          </table:table-cell>
        </table:table-row>
        <table:table-row table:style-name="ro1">
          <table:table-cell/>
          <table:table-cell office:value-type="string" calcext:value-type="string">
            <text:p>(X-Xbar)(Y-Ybar)</text:p>
          </table:table-cell>
          <table:table-cell table:formula="of:=[.C5]*[.C6]" office:value-type="float" office:value="547.448979591837" calcext:value-type="float">
            <text:p>547.448979591837</text:p>
          </table:table-cell>
          <table:table-cell table:formula="of:=[.D5]*[.D6]" office:value-type="float" office:value="8.16326530612247" calcext:value-type="float">
            <text:p>8.16326530612247</text:p>
          </table:table-cell>
          <table:table-cell table:formula="of:=[.E5]*[.E6]" office:value-type="float" office:value="101.020408163265" calcext:value-type="float">
            <text:p>101.020408163265</text:p>
          </table:table-cell>
          <table:table-cell table:formula="of:=[.F5]*[.F6]" office:value-type="float" office:value="79.5918367346938" calcext:value-type="float">
            <text:p>79.5918367346938</text:p>
          </table:table-cell>
          <table:table-cell table:formula="of:=[.G5]*[.G6]" office:value-type="float" office:value="261.734693877551" calcext:value-type="float">
            <text:p>261.734693877551</text:p>
          </table:table-cell>
          <table:table-cell table:formula="of:=[.H5]*[.H6]" office:value-type="float" office:value="336.734693877551" calcext:value-type="float">
            <text:p>336.734693877551</text:p>
          </table:table-cell>
          <table:table-cell table:formula="of:=[.I5]*[.I6]" office:value-type="float" office:value="8.16326530612254" calcext:value-type="float">
            <text:p>8.16326530612254</text:p>
          </table:table-cell>
          <table:table-cell table:formula="of:=SUM([.C8:.I8])" office:value-type="float" office:value="1342.85714285714" calcext:value-type="float">
            <text:p>1342.85714285714</text:p>
          </table:table-cell>
          <table:table-cell table:style-name="ce5" table:formula="of:=[.J8]/[.J7]" office:value-type="float" office:value="0.979166666666667" calcext:value-type="float">
            <text:p>0.979166666666667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2" table:default-cell-style-name="ce17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row table:style-name="ro1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 exempls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number-columns-repeated="2"/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ABS(([.C4]-11))+ABS(([.D4]-14))" office:value-type="float" office:value="7" calcext:value-type="float">
            <text:p>7</text:p>
          </table:table-cell>
          <table:table-cell table:style-name="ce3" table:formula="of:=ABS(([.C4]-4))+ABS(([.D4]-10)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3" table:formula="of:=ABS(([.C5]-11))+ABS(([.D5]-14))" office:value-type="float" office:value="9" calcext:value-type="float">
            <text:p>9</text:p>
          </table:table-cell>
          <table:table-cell table:formula="of:=ABS(([.C5]-4))+ABS(([.D5]-10)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E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3" table:formula="of:=ABS(([.C6]-11))+ABS(([.D6]-14))" office:value-type="float" office:value="7" calcext:value-type="float">
            <text:p>7</text:p>
          </table:table-cell>
          <table:table-cell table:formula="of:=ABS(([.C6]-4))+ABS(([.D6]-10)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3" table:formula="of:=ABS(([.C7]-11))+ABS(([.D7]-14))" office:value-type="float" office:value="6" calcext:value-type="float">
            <text:p>6</text:p>
          </table:table-cell>
          <table:table-cell table:formula="of:=ABS(([.C7]-4))+ABS(([.D7]-10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ABS(([.C8]-11))+ABS(([.D8]-14))" office:value-type="float" office:value="6" calcext:value-type="float">
            <text:p>6</text:p>
          </table:table-cell>
          <table:table-cell table:style-name="ce3" table:formula="of:=ABS(([.C8]-4))+ABS(([.D8]-10))" office:value-type="float" office:value="13" calcext:value-type="float">
            <text:p>13</text:p>
          </table:table-cell>
          <table:table-cell table:number-columns-repeated="2"/>
          <table:table-cell table:style-name="ce16"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ABS(([.C9]-11))+ABS(([.D9]-14))" office:value-type="float" office:value="8" calcext:value-type="float">
            <text:p>8</text:p>
          </table:table-cell>
          <table:table-cell table:style-name="ce3" table:formula="of:=ABS(([.C9]-4))+ABS(([.D9]-10))" office:value-type="float" office:value="9" calcext:value-type="float">
            <text:p>9</text:p>
          </table:table-cell>
          <table:table-cell table:number-columns-repeated="2"/>
          <table:table-cell table:style-name="ce2" office:value-type="string" calcext:value-type="string">
            <text:p>Centroid 1</text:p>
          </table:table-cell>
          <table:table-cell table:style-name="ce5" table:formula="of:=SUM([.J4:.J8])/4" office:value-type="float" office:value="8" calcext:value-type="float">
            <text:p>8</text:p>
          </table:table-cell>
          <table:table-cell table:style-name="ce5" table:formula="of:=SUM([.K4:.K8])/4" office:value-type="float" office:value="16.25" calcext:value-type="float">
            <text:p>16.25</text:p>
          </table:table-cell>
          <table:table-cell table:style-name="ce2" office:value-type="string" calcext:value-type="string">
            <text:p>Centroid 2</text:p>
          </table:table-cell>
          <table:table-cell table:style-name="ce8" table:formula="of:=SUM([.M4:.M8])/4" office:value-type="float" office:value="5.25" calcext:value-type="float">
            <text:p>5.25</text:p>
          </table:table-cell>
          <table:table-cell table:style-name="ce21" table:formula="of:=SUM([.N4:.N8])/4" office:value-type="float" office:value="13" calcext:value-type="float">
            <text:p>13.00</text:p>
          </table:table-cell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ABS(([.C10]-11))+ABS(([.D10]-14))" office:value-type="float" office:value="0" calcext:value-type="float">
            <text:p>0</text:p>
          </table:table-cell>
          <table:table-cell table:style-name="ce3" table:formula="of:=ABS(([.C10]-4))+ABS(([.D10]-10))" office:value-type="float" office:value="11" calcext:value-type="float">
            <text:p>1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" table:formula="of:=ABS(([.C11]-11))+ABS(([.D11]-14))" office:value-type="float" office:value="11" calcext:value-type="float">
            <text:p>11</text:p>
          </table:table-cell>
          <table:table-cell table:formula="of:=ABS(([.C11]-4))+ABS(([.D11]-10)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 exempls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number-columns-repeated="2"/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ABS(([.C16]-8))+ABS(([.D16]-16.25))" office:value-type="float" office:value="2.25" calcext:value-type="float">
            <text:p>2.25</text:p>
          </table:table-cell>
          <table:table-cell table:style-name="ce18" table:formula="of:=ABS(([.C16]-5.25))+ABS(([.D16]-13))" office:value-type="float" office:value="3.75" calcext:value-type="float">
            <text:p>3.75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E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ABS(([.C17]-8))+ABS(([.D17]-16.25))" office:value-type="float" office:value="3.75" calcext:value-type="float">
            <text:p>3.75</text:p>
          </table:table-cell>
          <table:table-cell table:style-name="ce18" table:formula="of:=ABS(([.C17]-5.25))+ABS(([.D17]-13))" office:value-type="float" office:value="4.25" calcext:value-type="float">
            <text:p>4.25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3" table:formula="of:=ABS(([.C18]-8))+ABS(([.D18]-16.25))" office:value-type="float" office:value="6.25" calcext:value-type="float">
            <text:p>6.25</text:p>
          </table:table-cell>
          <table:table-cell table:formula="of:=ABS(([.C18]-5.25))+ABS(([.D18]-13))" office:value-type="float" office:value="3.75" calcext:value-type="float">
            <text:p>3.75</text:p>
          </table:table-cell>
          <table:table-cell table:number-columns-repeated="2"/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3" table:formula="of:=ABS(([.C19]-8))+ABS(([.D19]-16.25))" office:value-type="float" office:value="5.25" calcext:value-type="float">
            <text:p>5.25</text:p>
          </table:table-cell>
          <table:table-cell table:formula="of:=ABS(([.C19]-5.25))+ABS(([.D19]-13))"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ABS(([.C20]-8))+ABS(([.D20]-16.25))" office:value-type="float" office:value="2.75" calcext:value-type="float">
            <text:p>2.75</text:p>
          </table:table-cell>
          <table:table-cell table:style-name="ce18" table:formula="of:=ABS(([.C20]-5.25))+ABS(([.D20]-13))" office:value-type="float" office:value="8.75" calcext:value-type="float">
            <text:p>8.75</text:p>
          </table:table-cell>
          <table:table-cell table:number-columns-repeated="2"/>
          <table:table-cell office:value-type="string" calcext:value-type="string">
            <text:p>E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ABS(([.C21]-8))+ABS(([.D21]-16.25))" office:value-type="float" office:value="2.75" calcext:value-type="float">
            <text:p>2.75</text:p>
          </table:table-cell>
          <table:table-cell table:style-name="ce18" table:formula="of:=ABS(([.C21]-5.25))+ABS(([.D21]-13))" office:value-type="float" office:value="4.75" calcext:value-type="float">
            <text:p>4.75</text:p>
          </table:table-cell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ABS(([.C22]-8))+ABS(([.D22]-16.25))" office:value-type="float" office:value="5.25" calcext:value-type="float">
            <text:p>5.25</text:p>
          </table:table-cell>
          <table:table-cell table:style-name="ce18" table:formula="of:=ABS(([.C22]-5.25))+ABS(([.D22]-13))" office:value-type="float" office:value="6.75" calcext:value-type="float">
            <text:p>6.75</text:p>
          </table:table-cell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" table:formula="of:=ABS(([.C23]-8))+ABS(([.D23]-16.25))" office:value-type="float" office:value="10.25" calcext:value-type="float">
            <text:p>10.25</text:p>
          </table:table-cell>
          <table:table-cell table:formula="of:=ABS(([.C23]-5.25))+ABS(([.D23]-13))" office:value-type="float" office:value="4.25" calcext:value-type="float">
            <text:p>4.25</text:p>
          </table:table-cell>
          <table:table-cell table:number-columns-repeated="2"/>
          <table:table-cell table:style-name="ce2" office:value-type="string" calcext:value-type="string">
            <text:p>Centroid 1</text:p>
          </table:table-cell>
          <table:table-cell table:style-name="ce5" table:formula="of:=SUM([.J16:.J22])/5" office:value-type="float" office:value="7.4" calcext:value-type="float">
            <text:p>7.4</text:p>
          </table:table-cell>
          <table:table-cell table:style-name="ce5" table:formula="of:=SUM([.K16:.K20])/5" office:value-type="float" office:value="16.4" calcext:value-type="float">
            <text:p>16.4</text:p>
          </table:table-cell>
          <table:table-cell table:style-name="ce2" office:value-type="string" calcext:value-type="string">
            <text:p>Centroid 2</text:p>
          </table:table-cell>
          <table:table-cell table:style-name="ce8" table:formula="of:=SUM([.M16:.M22])/3" office:value-type="float" office:value="5.33333333333333" calcext:value-type="float">
            <text:p>5.33</text:p>
          </table:table-cell>
          <table:table-cell table:style-name="ce21" table:formula="of:=SUM([.N16:.N18])/3" office:value-type="float" office:value="11.6666666666667" calcext:value-type="float">
            <text:p>11.67</text:p>
          </table:table-cell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 exempls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number-columns-repeated="2"/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ABS(([.C28]-7.4))+ABS(([.D28]-16.4))" office:value-type="float" office:value="1.8" calcext:value-type="float">
            <text:p>1.8</text:p>
          </table:table-cell>
          <table:table-cell table:style-name="ce18" table:formula="of:=ABS(([.C28]-5.33))+ABS(([.D28]-11.67)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E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ABS(([.C29]-7.4))+ABS(([.D29]-16.4))" office:value-type="float" office:value="3" calcext:value-type="float">
            <text:p>3</text:p>
          </table:table-cell>
          <table:table-cell table:style-name="ce18" table:formula="of:=ABS(([.C29]-5.33))+ABS(([.D29]-11.67))" office:value-type="float" office:value="5.66" calcext:value-type="float">
            <text:p>5.66</text:p>
          </table:table-cell>
          <table:table-cell table:number-columns-repeated="2"/>
          <table:table-cell office:value-type="string" calcext:value-type="string">
            <text:p>E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E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8" table:formula="of:=ABS(([.C30]-7.4))+ABS(([.D30]-16.4))" office:value-type="float" office:value="5.8" calcext:value-type="float">
            <text:p>5.8</text:p>
          </table:table-cell>
          <table:table-cell table:formula="of:=ABS(([.C30]-5.33))+ABS(([.D30]-11.67))" office:value-type="float" office:value="2.34" calcext:value-type="float">
            <text:p>2.34</text:p>
          </table:table-cell>
          <table:table-cell table:number-columns-repeated="2"/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E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8" table:formula="of:=ABS(([.C31]-7.4))+ABS(([.D31]-16.4))" office:value-type="float" office:value="4.8" calcext:value-type="float">
            <text:p>4.8</text:p>
          </table:table-cell>
          <table:table-cell table:formula="of:=ABS(([.C31]-5.33))+ABS(([.D31]-11.67))" office:value-type="float" office:value="2.66" calcext:value-type="float">
            <text:p>2.66</text:p>
          </table:table-cell>
          <table:table-cell table:number-columns-repeated="2"/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ABS(([.C32]-7.4))+ABS(([.D32]-16.4))" office:value-type="float" office:value="3.2" calcext:value-type="float">
            <text:p>3.2</text:p>
          </table:table-cell>
          <table:table-cell table:style-name="ce18" table:formula="of:=ABS(([.C32]-5.33))+ABS(([.D32]-11.67)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E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ABS(([.C33]-7.4))+ABS(([.D33]-16.4))" office:value-type="float" office:value="2" calcext:value-type="float">
            <text:p>2</text:p>
          </table:table-cell>
          <table:table-cell table:style-name="ce18" table:formula="of:=ABS(([.C33]-5.33))+ABS(([.D33]-11.67))" office:value-type="float" office:value="6" calcext:value-type="float">
            <text:p>6</text:p>
          </table:table-cell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E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ABS(([.C34]-7.4))+ABS(([.D34]-16.4))" office:value-type="float" office:value="6" calcext:value-type="float">
            <text:p>6</text:p>
          </table:table-cell>
          <table:table-cell table:style-name="ce18" table:formula="of:=ABS(([.C34]-5.33))+ABS(([.D34]-11.67))" office:value-type="float" office:value="8" calcext:value-type="float">
            <text:p>8</text:p>
          </table:table-cell>
          <table:table-cell table:number-columns-repeated="2"/>
          <table:table-cell table:style-name="ce16" table:number-columns-repeated="6"/>
        </table:table-row>
        <table:table-row table:style-name="ro1">
          <table:table-cell/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8" table:formula="of:=ABS(([.C35]-7.4))+ABS(([.D35]-16.4))" office:value-type="float" office:value="9.8" calcext:value-type="float">
            <text:p>9.8</text:p>
          </table:table-cell>
          <table:table-cell table:formula="of:=ABS(([.C35]-5.33))+ABS(([.D35]-11.67))"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Centroid 1</text:p>
          </table:table-cell>
          <table:table-cell table:style-name="ce5" table:formula="of:=SUM([.J28:.J34])/5" office:value-type="float" office:value="7.4" calcext:value-type="float">
            <text:p>7.4</text:p>
          </table:table-cell>
          <table:table-cell table:style-name="ce5" table:formula="of:=SUM([.K28:.K32])/5" office:value-type="float" office:value="16.4" calcext:value-type="float">
            <text:p>16.4</text:p>
          </table:table-cell>
          <table:table-cell table:style-name="ce2" office:value-type="string" calcext:value-type="string">
            <text:p>Centroid 2</text:p>
          </table:table-cell>
          <table:table-cell table:style-name="ce8" table:formula="of:=SUM([.M28:.M34])/3" office:value-type="float" office:value="5.33333333333333" calcext:value-type="float">
            <text:p>5.33</text:p>
          </table:table-cell>
          <table:table-cell table:style-name="ce21" table:formula="of:=SUM([.N28:.N30])/3" office:value-type="float" office:value="11.6666666666667" calcext:value-type="float">
            <text:p>11.67</text:p>
          </table:table-cell>
        </table:table-row>
      </table:table>
      <table:table table:name="Sheet3" table:style-name="ta1">
        <table:table-column table:style-name="co3" table:default-cell-style-name="ce1"/>
        <table:table-column table:style-name="co1" table:number-columns-repeated="7" table:default-cell-style-name="ce7"/>
        <table:table-column table:style-name="co1" table:default-cell-style-name="ce8"/>
        <table:table-column table:style-name="co1" table:default-cell-style-name="ce3"/>
        <table:table-row table:style-name="ro1">
          <table:table-cell table:style-name="Default" table:number-columns-repeated="10"/>
        </table:table-row>
        <table:table-row table:style-name="ro1">
          <table:table-cell table:style-name="ce3" table:number-columns-repeated="8"/>
          <table:table-cell table:style-name="ce4" office:value-type="string" calcext:value-type="string">
            <text:p>avarage</text:p>
          </table:table-cell>
          <table:table-cell/>
        </table:table-row>
        <table:table-row table:style-name="ro1">
          <table:table-cell office:value-type="string" calcext:value-type="string">
            <text:p>Valeur de X (attribut)</text:p>
          </table:table-cell>
          <table:table-cell table:style-name="ce6" office:value-type="float" office:value="11" calcext:value-type="float">
            <text:p>11.00</text:p>
          </table:table-cell>
          <table:table-cell table:style-name="ce6" office:value-type="float" office:value="14" calcext:value-type="float">
            <text:p>14.00</text:p>
          </table:table-cell>
          <table:table-cell table:style-name="ce6" office:value-type="float" office:value="24" calcext:value-type="float">
            <text:p>24.00</text:p>
          </table:table-cell>
          <table:table-cell table:style-name="ce6" office:value-type="float" office:value="21" calcext:value-type="float">
            <text:p>21.00</text:p>
          </table:table-cell>
          <table:table-cell table:style-name="ce6" office:value-type="float" office:value="38" calcext:value-type="float">
            <text:p>38.00</text:p>
          </table:table-cell>
          <table:table-cell table:style-name="ce6" office:value-type="float" office:value="55" calcext:value-type="float">
            <text:p>55.00</text:p>
          </table:table-cell>
          <table:table-cell table:style-name="ce6" office:value-type="float" office:value="42" calcext:value-type="float">
            <text:p>42.00</text:p>
          </table:table-cell>
          <table:table-cell table:formula="of:=SUM([.B3:.H3])/7" office:value-type="float" office:value="29.2857142857143" calcext:value-type="float">
            <text:p>29.29</text:p>
          </table:table-cell>
          <table:table-cell/>
        </table:table-row>
        <table:table-row table:style-name="ro1">
          <table:table-cell office:value-type="string" calcext:value-type="string">
            <text:p>Valeurs correspondantes observées de Y (classe)</text:p>
          </table:table-cell>
          <table:table-cell table:style-name="ce6" office:value-type="float" office:value="25" calcext:value-type="float">
            <text:p>25.00</text:p>
          </table:table-cell>
          <table:table-cell table:style-name="ce6" office:value-type="float" office:value="40" calcext:value-type="float">
            <text:p>40.00</text:p>
          </table:table-cell>
          <table:table-cell table:style-name="ce6" office:value-type="float" office:value="55" calcext:value-type="float">
            <text:p>55.00</text:p>
          </table:table-cell>
          <table:table-cell table:style-name="ce6" office:value-type="float" office:value="50" calcext:value-type="float">
            <text:p>50.00</text:p>
          </table:table-cell>
          <table:table-cell table:style-name="ce6" office:value-type="float" office:value="79" calcext:value-type="float">
            <text:p>79.00</text:p>
          </table:table-cell>
          <table:table-cell table:style-name="ce6" office:value-type="float" office:value="116" calcext:value-type="float">
            <text:p>116.00</text:p>
          </table:table-cell>
          <table:table-cell table:style-name="ce6" office:value-type="float" office:value="86" calcext:value-type="float">
            <text:p>86.00</text:p>
          </table:table-cell>
          <table:table-cell table:formula="of:=SUM([.B4:.H4])/7" office:value-type="float" office:value="64.4285714285714" calcext:value-type="float">
            <text:p>64.43</text:p>
          </table:table-cell>
          <table:table-cell/>
        </table:table-row>
        <table:table-row table:style-name="ro1">
          <table:table-cell office:value-type="string" calcext:value-type="string">
            <text:p>(X-Xbar)</text:p>
          </table:table-cell>
          <table:table-cell table:formula="of:=[.B3]-[.I3]" office:value-type="float" office:value="-18.2857142857143" calcext:value-type="float">
            <text:p>-18.29</text:p>
          </table:table-cell>
          <table:table-cell table:formula="of:=[.C3]-[.I3]" office:value-type="float" office:value="-15.2857142857143" calcext:value-type="float">
            <text:p>-15.29</text:p>
          </table:table-cell>
          <table:table-cell table:formula="of:=[.D3]-[.I3]" office:value-type="float" office:value="-5.28571428571429" calcext:value-type="float">
            <text:p>-5.29</text:p>
          </table:table-cell>
          <table:table-cell table:formula="of:=[.E3]-[.I3]" office:value-type="float" office:value="-8.28571428571429" calcext:value-type="float">
            <text:p>-8.29</text:p>
          </table:table-cell>
          <table:table-cell table:formula="of:=[.F3]-[.I3]" office:value-type="float" office:value="8.71428571428572" calcext:value-type="float">
            <text:p>8.71</text:p>
          </table:table-cell>
          <table:table-cell table:formula="of:=[.G3]-[.I3]" office:value-type="float" office:value="25.7142857142857" calcext:value-type="float">
            <text:p>25.71</text:p>
          </table:table-cell>
          <table:table-cell table:formula="of:=[.H3]-[.I3]" office:value-type="float" office:value="12.7142857142857" calcext:value-type="float">
            <text:p>12.71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(Y-Ybar)</text:p>
          </table:table-cell>
          <table:table-cell table:formula="of:=[.B4]-[.I4]" office:value-type="float" office:value="-39.4285714285714" calcext:value-type="float">
            <text:p>-39.43</text:p>
          </table:table-cell>
          <table:table-cell table:formula="of:=[.C4]-[.I4]" office:value-type="float" office:value="-24.4285714285714" calcext:value-type="float">
            <text:p>-24.43</text:p>
          </table:table-cell>
          <table:table-cell table:formula="of:=[.D4]-[.I4]" office:value-type="float" office:value="-9.42857142857143" calcext:value-type="float">
            <text:p>-9.43</text:p>
          </table:table-cell>
          <table:table-cell table:formula="of:=[.E4]-[.I4]" office:value-type="float" office:value="-14.4285714285714" calcext:value-type="float">
            <text:p>-14.43</text:p>
          </table:table-cell>
          <table:table-cell table:formula="of:=[.F4]-[.I4]" office:value-type="float" office:value="14.5714285714286" calcext:value-type="float">
            <text:p>14.57</text:p>
          </table:table-cell>
          <table:table-cell table:formula="of:=[.G4]-[.I4]" office:value-type="float" office:value="51.5714285714286" calcext:value-type="float">
            <text:p>51.57</text:p>
          </table:table-cell>
          <table:table-cell table:formula="of:=[.H4]-[.I4]" office:value-type="float" office:value="21.5714285714286" calcext:value-type="float">
            <text:p>21.57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(X-Xbar)^2</text:p>
          </table:table-cell>
          <table:table-cell table:formula="of:=POWER([.B5];2)" office:value-type="float" office:value="334.367346938775" calcext:value-type="float">
            <text:p>334.37</text:p>
          </table:table-cell>
          <table:table-cell table:formula="of:=POWER([.C5];2)" office:value-type="float" office:value="233.65306122449" calcext:value-type="float">
            <text:p>233.65</text:p>
          </table:table-cell>
          <table:table-cell table:formula="of:=POWER([.D5];2)" office:value-type="float" office:value="27.9387755102041" calcext:value-type="float">
            <text:p>27.94</text:p>
          </table:table-cell>
          <table:table-cell table:formula="of:=POWER([.E5];2)" office:value-type="float" office:value="68.6530612244898" calcext:value-type="float">
            <text:p>68.65</text:p>
          </table:table-cell>
          <table:table-cell table:formula="of:=POWER([.F5];2)" office:value-type="float" office:value="75.9387755102041" calcext:value-type="float">
            <text:p>75.94</text:p>
          </table:table-cell>
          <table:table-cell table:formula="of:=POWER([.G5];2)" office:value-type="float" office:value="661.224489795918" calcext:value-type="float">
            <text:p>661.22</text:p>
          </table:table-cell>
          <table:table-cell table:formula="of:=POWER([.H5];2)" office:value-type="float" office:value="161.65306122449" calcext:value-type="float">
            <text:p>161.65</text:p>
          </table:table-cell>
          <table:table-cell table:formula="of:=SUM([.B7:.H7])" office:value-type="float" office:value="1563.42857142857" calcext:value-type="float">
            <text:p>1563.43</text:p>
          </table:table-cell>
          <table:table-cell table:style-name="ce4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(X-Xbar)(Y-Ybar)</text:p>
          </table:table-cell>
          <table:table-cell table:formula="of:=[.B5]*[.B6]" office:value-type="float" office:value="720.979591836735" calcext:value-type="float">
            <text:p>720.98</text:p>
          </table:table-cell>
          <table:table-cell table:formula="of:=[.C5]*[.C6]" office:value-type="float" office:value="373.408163265306" calcext:value-type="float">
            <text:p>373.41</text:p>
          </table:table-cell>
          <table:table-cell table:formula="of:=[.D5]*[.D6]" office:value-type="float" office:value="49.8367346938776" calcext:value-type="float">
            <text:p>49.84</text:p>
          </table:table-cell>
          <table:table-cell table:formula="of:=[.E5]*[.E6]" office:value-type="float" office:value="119.551020408163" calcext:value-type="float">
            <text:p>119.55</text:p>
          </table:table-cell>
          <table:table-cell table:formula="of:=[.F5]*[.F6]" office:value-type="float" office:value="126.979591836735" calcext:value-type="float">
            <text:p>126.98</text:p>
          </table:table-cell>
          <table:table-cell table:formula="of:=[.G5]*[.G6]" office:value-type="float" office:value="1326.12244897959" calcext:value-type="float">
            <text:p>1326.12</text:p>
          </table:table-cell>
          <table:table-cell table:formula="of:=[.H5]*[.H6]" office:value-type="float" office:value="274.265306122449" calcext:value-type="float">
            <text:p>274.27</text:p>
          </table:table-cell>
          <table:table-cell table:formula="of:=SUM([.B8:.H8])" office:value-type="float" office:value="2991.14285714286" calcext:value-type="float">
            <text:p>2991.14</text:p>
          </table:table-cell>
          <table:table-cell table:style-name="ce8" table:formula="of:=[.I8]/[.I7]" office:value-type="float" office:value="1.91319444444444" calcext:value-type="float">
            <text:p>1.91</text:p>
          </table:table-cell>
        </table:table-row>
      </table:table>
      <table:table table:name="Sheet4" table:style-name="ta1">
        <table:table-column table:style-name="co4" table:default-cell-style-name="ce1"/>
        <table:table-column table:style-name="co1" table:number-columns-repeated="7" table:default-cell-style-name="ce7"/>
        <table:table-column table:style-name="co1" table:default-cell-style-name="ce8"/>
        <table:table-column table:style-name="co1" table:default-cell-style-name="ce3"/>
        <table:table-row table:style-name="ro1">
          <table:table-cell table:style-name="Default" table:number-columns-repeated="10"/>
        </table:table-row>
        <table:table-row table:style-name="ro1">
          <table:table-cell table:style-name="ce3" table:number-columns-repeated="8"/>
          <table:table-cell table:style-name="ce4" office:value-type="string" calcext:value-type="string">
            <text:p>Avarage</text:p>
          </table:table-cell>
          <table:table-cell/>
        </table:table-row>
        <table:table-row table:style-name="ro1">
          <table:table-cell office:value-type="string" calcext:value-type="string">
            <text:p>Valeurs de X (attribut)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78" calcext:value-type="float">
            <text:p>78</text:p>
          </table:table-cell>
          <table:table-cell table:formula="of:=SUM([.B3:.H3])/7" office:value-type="float" office:value="78.1428571428571" calcext:value-type="float">
            <text:p>78.14</text:p>
          </table:table-cell>
          <table:table-cell/>
        </table:table-row>
        <table:table-row table:style-name="ro1">
          <table:table-cell office:value-type="string" calcext:value-type="string">
            <text:p>Valeurs correspondantes observées de Y (classe)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0.9" calcext:value-type="float">
            <text:p>10.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11.6" calcext:value-type="float">
            <text:p>11.6</text:p>
          </table:table-cell>
          <table:table-cell table:formula="of:=SUM([.I3:.I3])/7" office:value-type="float" office:value="11.1632653061225" calcext:value-type="float">
            <text:p>11.16</text:p>
          </table:table-cell>
          <table:table-cell/>
        </table:table-row>
        <table:table-row table:style-name="ro1">
          <table:table-cell office:value-type="string" calcext:value-type="string">
            <text:p>(X-Xbar)</text:p>
          </table:table-cell>
          <table:table-cell table:formula="of:=[.B3]-[.I3]" office:value-type="float" office:value="-16.1428571428571" calcext:value-type="float">
            <text:p>-16.14</text:p>
          </table:table-cell>
          <table:table-cell table:formula="of:=[.C3]-[.I3]" office:value-type="float" office:value="-6.14285714285714" calcext:value-type="float">
            <text:p>-6.14</text:p>
          </table:table-cell>
          <table:table-cell table:formula="of:=[.D3]-[.I3]" office:value-type="float" office:value="-10.1428571428571" calcext:value-type="float">
            <text:p>-10.14</text:p>
          </table:table-cell>
          <table:table-cell table:formula="of:=[.E3]-[.I3]" office:value-type="float" office:value="2.85714285714286" calcext:value-type="float">
            <text:p>2.86</text:p>
          </table:table-cell>
          <table:table-cell table:formula="of:=[.F3]-[.I3]" office:value-type="float" office:value="13.8571428571429" calcext:value-type="float">
            <text:p>13.86</text:p>
          </table:table-cell>
          <table:table-cell table:formula="of:=[.G3]-[.I3]" office:value-type="float" office:value="15.8571428571429" calcext:value-type="float">
            <text:p>15.86</text:p>
          </table:table-cell>
          <table:table-cell table:formula="of:=[.H3]-[.I3]" office:value-type="float" office:value="-0.142857142857139" calcext:value-type="float">
            <text:p>-0.14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(Y-Ybar)</text:p>
          </table:table-cell>
          <table:table-cell table:formula="of:=[.B4]-[.I4]" office:value-type="float" office:value="0.53673469387755" calcext:value-type="float">
            <text:p>0.54</text:p>
          </table:table-cell>
          <table:table-cell table:formula="of:=[.C4]-[.I4]" office:value-type="float" office:value="-3.36326530612245" calcext:value-type="float">
            <text:p>-3.36</text:p>
          </table:table-cell>
          <table:table-cell table:formula="of:=[.D4]-[.I4]" office:value-type="float" office:value="-0.263265306122449" calcext:value-type="float">
            <text:p>-0.26</text:p>
          </table:table-cell>
          <table:table-cell table:formula="of:=[.E4]-[.I4]" office:value-type="float" office:value="-2.16326530612245" calcext:value-type="float">
            <text:p>-2.16</text:p>
          </table:table-cell>
          <table:table-cell table:formula="of:=[.F4]-[.I4]" office:value-type="float" office:value="-0.363265306122448" calcext:value-type="float">
            <text:p>-0.36</text:p>
          </table:table-cell>
          <table:table-cell table:formula="of:=[.G4]-[.I4]" office:value-type="float" office:value="2.03673469387755" calcext:value-type="float">
            <text:p>2.04</text:p>
          </table:table-cell>
          <table:table-cell table:formula="of:=[.H4]-[.I4]" office:value-type="float" office:value="0.436734693877551" calcext:value-type="float">
            <text:p>0.44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(X-Xbar)^2</text:p>
          </table:table-cell>
          <table:table-cell table:formula="of:=POWER([.B5];2)" office:value-type="float" office:value="260.591836734694" calcext:value-type="float">
            <text:p>260.59</text:p>
          </table:table-cell>
          <table:table-cell table:formula="of:=POWER([.C5];2)" office:value-type="float" office:value="37.734693877551" calcext:value-type="float">
            <text:p>37.73</text:p>
          </table:table-cell>
          <table:table-cell table:formula="of:=POWER([.D5];2)" office:value-type="float" office:value="102.877551020408" calcext:value-type="float">
            <text:p>102.88</text:p>
          </table:table-cell>
          <table:table-cell table:formula="of:=POWER([.E5];2)" office:value-type="float" office:value="8.16326530612247" calcext:value-type="float">
            <text:p>8.16</text:p>
          </table:table-cell>
          <table:table-cell table:formula="of:=POWER([.F5];2)" office:value-type="float" office:value="192.020408163265" calcext:value-type="float">
            <text:p>192.02</text:p>
          </table:table-cell>
          <table:table-cell table:formula="of:=POWER([.G5];2)" office:value-type="float" office:value="251.448979591837" calcext:value-type="float">
            <text:p>251.45</text:p>
          </table:table-cell>
          <table:table-cell table:formula="of:=POWER([.H5];2)" office:value-type="float" office:value="0.020408163265305" calcext:value-type="float">
            <text:p>0.02</text:p>
          </table:table-cell>
          <table:table-cell table:formula="of:=SUM([.B7:.H7])" office:value-type="float" office:value="852.857142857143" calcext:value-type="float">
            <text:p>852.86</text:p>
          </table:table-cell>
          <table:table-cell table:style-name="ce4"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(X-Xbar)(Y-Ybar)</text:p>
          </table:table-cell>
          <table:table-cell table:formula="of:=[.B5]*[.B6]" office:value-type="float" office:value="-8.66443148688045" calcext:value-type="float">
            <text:p>-8.66</text:p>
          </table:table-cell>
          <table:table-cell table:formula="of:=[.C5]*[.C6]" office:value-type="float" office:value="20.6600583090379" calcext:value-type="float">
            <text:p>20.66</text:p>
          </table:table-cell>
          <table:table-cell table:formula="of:=[.D5]*[.D6]" office:value-type="float" office:value="2.67026239067055" calcext:value-type="float">
            <text:p>2.67</text:p>
          </table:table-cell>
          <table:table-cell table:formula="of:=[.E5]*[.E6]" office:value-type="float" office:value="-6.18075801749272" calcext:value-type="float">
            <text:p>-6.18</text:p>
          </table:table-cell>
          <table:table-cell table:formula="of:=[.F5]*[.F6]" office:value-type="float" office:value="-5.0338192419825" calcext:value-type="float">
            <text:p>-5.03</text:p>
          </table:table-cell>
          <table:table-cell table:formula="of:=[.G5]*[.G6]" office:value-type="float" office:value="32.2967930029154" calcext:value-type="float">
            <text:p>32.30</text:p>
          </table:table-cell>
          <table:table-cell table:formula="of:=[.H5]*[.H6]" office:value-type="float" office:value="-0.062390670553934" calcext:value-type="float">
            <text:p>-0.06</text:p>
          </table:table-cell>
          <table:table-cell table:formula="of:=SUM([.B8:.H8])" office:value-type="float" office:value="35.6857142857143" calcext:value-type="float">
            <text:p>35.69</text:p>
          </table:table-cell>
          <table:table-cell table:style-name="ce9" table:formula="of:=[.I8]/[.I7]" office:value-type="float" office:value="0.0418425460636516" calcext:value-type="float">
            <text:p>0.04184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26"/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3"/>
        <table:table-row table:style-name="ro1" table:number-rows-repeated="2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 exempls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/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3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5" table:formula="of:=SQRT(POWER(ABS([.C4]-2);2)+POWER(ABS([.D4]-10);2))" office:value-type="float" office:value="0" calcext:value-type="float">
            <text:p>0.00</text:p>
          </table:table-cell>
          <table:table-cell table:style-name="ce7" table:formula="of:=SQRT(POWER(ABS([.C4]-5);2)+POWER(ABS([.D4]-8);2))" office:value-type="float" office:value="3.60555127546399" calcext:value-type="float">
            <text:p>3.61</text:p>
          </table:table-cell>
          <table:table-cell table:style-name="ce7" table:formula="of:=SQRT(POWER(ABS([.C4]-1);2)+POWER(ABS([.D4]-2);2))" office:value-type="float" office:value="8.06225774829855" calcext:value-type="float">
            <text:p>8.06</text:p>
          </table:table-cell>
          <table:table-cell/>
          <table:table-cell table:style-name="ce4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A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QRT(POWER(ABS([.C5]-2);2)+POWER(ABS([.D5]-10);2))" office:value-type="float" office:value="5" calcext:value-type="float">
            <text:p>5.00</text:p>
          </table:table-cell>
          <table:table-cell table:style-name="ce7" table:formula="of:=SQRT(POWER(ABS([.C5]-5);2)+POWER(ABS([.D5]-8);2))" office:value-type="float" office:value="4.24264068711929" calcext:value-type="float">
            <text:p>4.24</text:p>
          </table:table-cell>
          <table:table-cell table:style-name="ce25" table:formula="of:=SQRT(POWER(ABS([.C5]-1);2)+POWER(ABS([.D5]-2);2))" office:value-type="float" office:value="3.16227766016838" calcext:value-type="float">
            <text:p>3.16</text:p>
          </table:table-cell>
          <table:table-cell/>
          <table:table-cell table:style-name="ce3"/>
          <table:table-cell table:number-columns-repeated="2"/>
          <table:table-cell table:style-name="ce4" office:value-type="string" calcext:value-type="string">
            <text:p>A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QRT(POWER(ABS([.C6]-2);2)+POWER(ABS([.D6]-10);2))" office:value-type="float" office:value="8.48528137423857" calcext:value-type="float">
            <text:p>8.49</text:p>
          </table:table-cell>
          <table:table-cell table:style-name="ce25" table:formula="of:=SQRT(POWER(ABS([.C6]-5);2)+POWER(ABS([.D6]-8);2))" office:value-type="float" office:value="5" calcext:value-type="float">
            <text:p>5.00</text:p>
          </table:table-cell>
          <table:table-cell table:style-name="ce7" table:formula="of:=SQRT(POWER(ABS([.C6]-1);2)+POWER(ABS([.D6]-2);2))" office:value-type="float" office:value="7.28010988928052" calcext:value-type="float">
            <text:p>7.28</text:p>
          </table:table-cell>
          <table:table-cell/>
          <table:table-cell table:style-name="ce3"/>
          <table:table-cell table:number-columns-repeated="2"/>
          <table:table-cell table:style-name="ce4" office:value-type="string" calcext:value-type="string">
            <text:p>A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QRT(POWER(ABS([.C7]-2);2)+POWER(ABS([.D7]-10);2))" office:value-type="float" office:value="3.60555127546399" calcext:value-type="float">
            <text:p>3.61</text:p>
          </table:table-cell>
          <table:table-cell table:style-name="ce25" table:formula="of:=SQRT(POWER(ABS([.C7]-5);2)+POWER(ABS([.D7]-8);2))" office:value-type="float" office:value="0" calcext:value-type="float">
            <text:p>0.00</text:p>
          </table:table-cell>
          <table:table-cell table:style-name="ce7" table:formula="of:=SQRT(POWER(ABS([.C7]-1);2)+POWER(ABS([.D7]-2);2))" office:value-type="float" office:value="7.21110255092798" calcext:value-type="float">
            <text:p>7.21</text:p>
          </table:table-cell>
          <table:table-cell/>
          <table:table-cell table:style-name="ce3"/>
          <table:table-cell table:number-columns-repeated="2"/>
          <table:table-cell table:style-name="ce4" office:value-type="string" calcext:value-type="string">
            <text:p>A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QRT(POWER(ABS([.C8]-2);2)+POWER(ABS([.D8]-10);2))" office:value-type="float" office:value="7.07106781186548" calcext:value-type="float">
            <text:p>7.07</text:p>
          </table:table-cell>
          <table:table-cell table:style-name="ce25" table:formula="of:=SQRT(POWER(ABS([.C8]-5);2)+POWER(ABS([.D8]-8);2))" office:value-type="float" office:value="3.60555127546399" calcext:value-type="float">
            <text:p>3.61</text:p>
          </table:table-cell>
          <table:table-cell table:style-name="ce7" table:formula="of:=SQRT(POWER(ABS([.C8]-1);2)+POWER(ABS([.D8]-2);2))" office:value-type="float" office:value="6.70820393249937" calcext:value-type="float">
            <text:p>6.71</text:p>
          </table:table-cell>
          <table:table-cell/>
          <table:table-cell table:style-name="ce3"/>
          <table:table-cell table:number-columns-repeated="2"/>
          <table:table-cell table:style-name="ce4" office:value-type="string" calcext:value-type="string">
            <text:p>A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QRT(POWER(ABS([.C9]-2);2)+POWER(ABS([.D9]-10);2))" office:value-type="float" office:value="7.21110255092798" calcext:value-type="float">
            <text:p>7.21</text:p>
          </table:table-cell>
          <table:table-cell table:style-name="ce25" table:formula="of:=SQRT(POWER(ABS([.C9]-5);2)+POWER(ABS([.D9]-8);2))" office:value-type="float" office:value="4.12310562561766" calcext:value-type="float">
            <text:p>4.12</text:p>
          </table:table-cell>
          <table:table-cell table:style-name="ce7" table:formula="of:=SQRT(POWER(ABS([.C9]-1);2)+POWER(ABS([.D9]-2);2))" office:value-type="float" office:value="5.3851648071345" calcext:value-type="float">
            <text:p>5.39</text:p>
          </table:table-cell>
          <table:table-cell/>
          <table:table-cell table:style-name="ce3"/>
          <table:table-cell table:number-columns-repeated="2"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QRT(POWER(ABS([.C10]-2);2)+POWER(ABS([.D10]-10);2))" office:value-type="float" office:value="8.06225774829855" calcext:value-type="float">
            <text:p>8.06</text:p>
          </table:table-cell>
          <table:table-cell table:style-name="ce7" table:formula="of:=SQRT(POWER(ABS([.C10]-5);2)+POWER(ABS([.D10]-8);2))" office:value-type="float" office:value="7.21110255092798" calcext:value-type="float">
            <text:p>7.21</text:p>
          </table:table-cell>
          <table:table-cell table:style-name="ce25" table:formula="of:=SQRT(POWER(ABS([.C10]-1);2)+POWER(ABS([.D10]-2);2))" office:value-type="float" office:value="0" calcext:value-type="float">
            <text:p>0.00</text:p>
          </table:table-cell>
          <table:table-cell/>
          <table:table-cell table:style-name="ce2" office:value-type="string" calcext:value-type="string">
            <text:p>Centroid 1</text:p>
          </table:table-cell>
          <table:table-cell table:style-name="ce5" table:formula="of:=SUM([.J4:.J9])/1" office:value-type="float" office:value="2" calcext:value-type="float">
            <text:p>2</text:p>
          </table:table-cell>
          <table:table-cell table:style-name="ce5" table:formula="of:=SUM([.K4:.K9])/1" office:value-type="float" office:value="10" calcext:value-type="float">
            <text:p>10</text:p>
          </table:table-cell>
          <table:table-cell table:style-name="ce2" office:value-type="string" calcext:value-type="string">
            <text:p>Centroid 2</text:p>
          </table:table-cell>
          <table:table-cell table:style-name="ce5" table:formula="of:=SUM([.M4:.M9])/5" office:value-type="float" office:value="6" calcext:value-type="float">
            <text:p>6</text:p>
          </table:table-cell>
          <table:table-cell table:style-name="ce5" table:formula="of:=SUM([.N4:.N9])/5" office:value-type="float" office:value="6" calcext:value-type="float">
            <text:p>6</text:p>
          </table:table-cell>
          <table:table-cell table:style-name="ce2" office:value-type="string" calcext:value-type="string">
            <text:p>Centroid 3</text:p>
          </table:table-cell>
          <table:table-cell table:style-name="ce5" table:formula="of:=SUM([.P4:.P9])/2" office:value-type="float" office:value="1.5" calcext:value-type="float">
            <text:p>1.5</text:p>
          </table:table-cell>
          <table:table-cell table:style-name="ce5" table:formula="of:=SUM([.Q4:.Q9])/2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SQRT(POWER(ABS([.C11]-2);2)+POWER(ABS([.D11]-10);2))" office:value-type="float" office:value="2.23606797749979" calcext:value-type="float">
            <text:p>2.24</text:p>
          </table:table-cell>
          <table:table-cell table:style-name="ce25" table:formula="of:=SQRT(POWER(ABS([.C11]-5);2)+POWER(ABS([.D11]-8);2))" office:value-type="float" office:value="1.4142135623731" calcext:value-type="float">
            <text:p>1.41</text:p>
          </table:table-cell>
          <table:table-cell table:style-name="ce7" table:formula="of:=SQRT(POWER(ABS([.C11]-1);2)+POWER(ABS([.D11]-2);2))" office:value-type="float" office:value="7.61577310586391" calcext:value-type="float">
            <text:p>7.62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 exempls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/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3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5" table:formula="of:=SQRT(POWER(ABS([.C18]-2);2)+POWER(ABS([.D18]-10);2))" office:value-type="float" office:value="0" calcext:value-type="float">
            <text:p>0.00</text:p>
          </table:table-cell>
          <table:table-cell table:style-name="ce26" table:formula="of:=SQRT(POWER(ABS([.C18]-6);2)+POWER(ABS([.D18]-6);2))" office:value-type="float" office:value="5.65685424949238" calcext:value-type="float">
            <text:p>5.66</text:p>
          </table:table-cell>
          <table:table-cell table:style-name="ce26" table:formula="of:=SQRT(POWER(ABS([.C18]-1.5);2)+POWER(ABS([.D18]-3.5);2))" office:value-type="float" office:value="6.51920240520265" calcext:value-type="float">
            <text:p>6.52</text:p>
          </table:table-cell>
          <table:table-cell/>
          <table:table-cell table:style-name="ce4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A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QRT(POWER(ABS([.C19]-2);2)+POWER(ABS([.D19]-10);2))" office:value-type="float" office:value="5" calcext:value-type="float">
            <text:p>5.00</text:p>
          </table:table-cell>
          <table:table-cell table:style-name="ce26" table:formula="of:=SQRT(POWER(ABS([.C19]-6);2)+POWER(ABS([.D19]-6);2))" office:value-type="float" office:value="4.12310562561766" calcext:value-type="float">
            <text:p>4.12</text:p>
          </table:table-cell>
          <table:table-cell table:style-name="ce25" table:formula="of:=SQRT(POWER(ABS([.C19]-1.5);2)+POWER(ABS([.D19]-3.5);2))" office:value-type="float" office:value="1.58113883008419" calcext:value-type="float">
            <text:p>1.58</text:p>
          </table:table-cell>
          <table:table-cell/>
          <table:table-cell table:style-name="ce4"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QRT(POWER(ABS([.C20]-2);2)+POWER(ABS([.D20]-10);2))" office:value-type="float" office:value="8.48528137423857" calcext:value-type="float">
            <text:p>8.49</text:p>
          </table:table-cell>
          <table:table-cell table:style-name="ce25" table:formula="of:=SQRT(POWER(ABS([.C20]-6);2)+POWER(ABS([.D20]-6);2))" office:value-type="float" office:value="2.82842712474619" calcext:value-type="float">
            <text:p>2.83</text:p>
          </table:table-cell>
          <table:table-cell table:style-name="ce26" table:formula="of:=SQRT(POWER(ABS([.C20]-1.5);2)+POWER(ABS([.D20]-3.5);2))" office:value-type="float" office:value="6.51920240520265" calcext:value-type="float">
            <text:p>6.52</text:p>
          </table:table-cell>
          <table:table-cell/>
          <table:table-cell table:style-name="ce3"/>
          <table:table-cell table:number-columns-repeated="2"/>
          <table:table-cell table:style-name="ce4" office:value-type="string" calcext:value-type="string">
            <text:p>A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QRT(POWER(ABS([.C21]-2);2)+POWER(ABS([.D21]-10);2))" office:value-type="float" office:value="3.60555127546399" calcext:value-type="float">
            <text:p>3.61</text:p>
          </table:table-cell>
          <table:table-cell table:style-name="ce25" table:formula="of:=SQRT(POWER(ABS([.C21]-6);2)+POWER(ABS([.D21]-6);2))" office:value-type="float" office:value="2.23606797749979" calcext:value-type="float">
            <text:p>2.24</text:p>
          </table:table-cell>
          <table:table-cell table:style-name="ce26" table:formula="of:=SQRT(POWER(ABS([.C21]-1.5);2)+POWER(ABS([.D21]-3.5);2))" office:value-type="float" office:value="5.70087712549569" calcext:value-type="float">
            <text:p>5.70</text:p>
          </table:table-cell>
          <table:table-cell/>
          <table:table-cell table:style-name="ce3"/>
          <table:table-cell table:number-columns-repeated="2"/>
          <table:table-cell table:style-name="ce4" office:value-type="string" calcext:value-type="string">
            <text:p>A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QRT(POWER(ABS([.C22]-2);2)+POWER(ABS([.D22]-10);2))" office:value-type="float" office:value="7.07106781186548" calcext:value-type="float">
            <text:p>7.07</text:p>
          </table:table-cell>
          <table:table-cell table:style-name="ce25" table:formula="of:=SQRT(POWER(ABS([.C22]-6);2)+POWER(ABS([.D22]-6);2))" office:value-type="float" office:value="1.4142135623731" calcext:value-type="float">
            <text:p>1.41</text:p>
          </table:table-cell>
          <table:table-cell table:style-name="ce26" table:formula="of:=SQRT(POWER(ABS([.C22]-1.5);2)+POWER(ABS([.D22]-3.5);2))" office:value-type="float" office:value="5.70087712549569" calcext:value-type="float">
            <text:p>5.70</text:p>
          </table:table-cell>
          <table:table-cell/>
          <table:table-cell table:style-name="ce3"/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QRT(POWER(ABS([.C23]-2);2)+POWER(ABS([.D23]-10);2))" office:value-type="float" office:value="7.21110255092798" calcext:value-type="float">
            <text:p>7.21</text:p>
          </table:table-cell>
          <table:table-cell table:style-name="ce25" table:formula="of:=SQRT(POWER(ABS([.C23]-6);2)+POWER(ABS([.D23]-6);2))" office:value-type="float" office:value="2" calcext:value-type="float">
            <text:p>2.00</text:p>
          </table:table-cell>
          <table:table-cell table:style-name="ce26" table:formula="of:=SQRT(POWER(ABS([.C23]-1.5);2)+POWER(ABS([.D23]-3.5);2))" office:value-type="float" office:value="4.52769256906871" calcext:value-type="float">
            <text:p>4.53</text:p>
          </table:table-cell>
          <table:table-cell/>
          <table:table-cell table:style-name="ce3"/>
          <table:table-cell table:number-columns-repeated="2"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QRT(POWER(ABS([.C24]-2);2)+POWER(ABS([.D24]-10);2))" office:value-type="float" office:value="8.06225774829855" calcext:value-type="float">
            <text:p>8.06</text:p>
          </table:table-cell>
          <table:table-cell table:style-name="ce26" table:formula="of:=SQRT(POWER(ABS([.C24]-6);2)+POWER(ABS([.D24]-6);2))" office:value-type="float" office:value="6.40312423743285" calcext:value-type="float">
            <text:p>6.40</text:p>
          </table:table-cell>
          <table:table-cell table:style-name="ce25" table:formula="of:=SQRT(POWER(ABS([.C24]-1.5);2)+POWER(ABS([.D24]-3.5);2))" office:value-type="float" office:value="1.58113883008419" calcext:value-type="float">
            <text:p>1.58</text:p>
          </table:table-cell>
          <table:table-cell/>
          <table:table-cell table:style-name="ce2" office:value-type="string" calcext:value-type="string">
            <text:p>Centroid 1</text:p>
          </table:table-cell>
          <table:table-cell table:style-name="ce5" table:formula="of:=SUM([.J18:.J23])/2" office:value-type="float" office:value="3" calcext:value-type="float">
            <text:p>3</text:p>
          </table:table-cell>
          <table:table-cell table:style-name="ce5" table:formula="of:=SUM([.K18:.K23])/2" office:value-type="float" office:value="9.5" calcext:value-type="float">
            <text:p>9.5</text:p>
          </table:table-cell>
          <table:table-cell table:style-name="ce2" office:value-type="string" calcext:value-type="string">
            <text:p>Centroid 2</text:p>
          </table:table-cell>
          <table:table-cell table:style-name="ce5" table:formula="of:=SUM([.M18:.M23])/4" office:value-type="float" office:value="6.5" calcext:value-type="float">
            <text:p>6.5</text:p>
          </table:table-cell>
          <table:table-cell table:style-name="ce5" table:formula="of:=SUM([.N18:.N23])/4" office:value-type="float" office:value="5.25" calcext:value-type="float">
            <text:p>5.25</text:p>
          </table:table-cell>
          <table:table-cell table:style-name="ce2" office:value-type="string" calcext:value-type="string">
            <text:p>Centroid 3</text:p>
          </table:table-cell>
          <table:table-cell table:style-name="ce5" table:formula="of:=SUM([.P18:.P23])/2" office:value-type="float" office:value="1.5" calcext:value-type="float">
            <text:p>1.5</text:p>
          </table:table-cell>
          <table:table-cell table:style-name="ce5" table:formula="of:=SUM([.Q18:.Q23])/2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5" table:formula="of:=SQRT(POWER(ABS([.C25]-2);2)+POWER(ABS([.D25]-10);2))" office:value-type="float" office:value="2.23606797749979" calcext:value-type="float">
            <text:p>2.24</text:p>
          </table:table-cell>
          <table:table-cell table:style-name="ce26" table:formula="of:=SQRT(POWER(ABS([.C25]-6);2)+POWER(ABS([.D25]-6);2))" office:value-type="float" office:value="3.60555127546399" calcext:value-type="float">
            <text:p>3.61</text:p>
          </table:table-cell>
          <table:table-cell table:style-name="ce26" table:formula="of:=SQRT(POWER(ABS([.C25]-1.5);2)+POWER(ABS([.D25]-3.5);2))" office:value-type="float" office:value="6.04152298679729" calcext:value-type="float">
            <text:p>6.04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 exempls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/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3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5" table:formula="of:=SQRT(POWER(ABS([.C32]-3);2)+POWER(ABS([.D32]-9.5);2))" office:value-type="float" office:value="1.1180339887499" calcext:value-type="float">
            <text:p>1.12</text:p>
          </table:table-cell>
          <table:table-cell table:style-name="ce26" table:formula="of:=SQRT(POWER(ABS([.C32]-6.5);2)+POWER(ABS([.D32]-5.25);2))" office:value-type="float" office:value="6.5431261641512" calcext:value-type="float">
            <text:p>6.54</text:p>
          </table:table-cell>
          <table:table-cell table:style-name="ce26" table:formula="of:=SQRT(POWER(ABS([.C32]-1.5);2)+POWER(ABS([.D32]-3.5);2))" office:value-type="float" office:value="6.51920240520265" calcext:value-type="float">
            <text:p>6.52</text:p>
          </table:table-cell>
          <table:table-cell/>
          <table:table-cell table:style-name="ce4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A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QRT(POWER(ABS([.C33]-3);2)+POWER(ABS([.D33]-9.5);2))" office:value-type="float" office:value="4.60977222864644" calcext:value-type="float">
            <text:p>4.61</text:p>
          </table:table-cell>
          <table:table-cell table:style-name="ce26" table:formula="of:=SQRT(POWER(ABS([.C33]-6.5);2)+POWER(ABS([.D33]-5.25);2))" office:value-type="float" office:value="4.50693909432999" calcext:value-type="float">
            <text:p>4.51</text:p>
          </table:table-cell>
          <table:table-cell table:style-name="ce25" table:formula="of:=SQRT(POWER(ABS([.C33]-1.5);2)+POWER(ABS([.D33]-3.5);2))" office:value-type="float" office:value="1.58113883008419" calcext:value-type="float">
            <text:p>1.58</text:p>
          </table:table-cell>
          <table:table-cell/>
          <table:table-cell table:style-name="ce4"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QRT(POWER(ABS([.C34]-3);2)+POWER(ABS([.D34]-9.5);2))" office:value-type="float" office:value="7.43303437365925" calcext:value-type="float">
            <text:p>7.43</text:p>
          </table:table-cell>
          <table:table-cell table:style-name="ce25" table:formula="of:=SQRT(POWER(ABS([.C34]-6.5);2)+POWER(ABS([.D34]-5.25);2))" office:value-type="float" office:value="1.95256241897666" calcext:value-type="float">
            <text:p>1.95</text:p>
          </table:table-cell>
          <table:table-cell table:style-name="ce26" table:formula="of:=SQRT(POWER(ABS([.C34]-1.5);2)+POWER(ABS([.D34]-3.5);2))" office:value-type="float" office:value="6.51920240520265" calcext:value-type="float">
            <text:p>6.52</text:p>
          </table:table-cell>
          <table:table-cell/>
          <table:table-cell table:style-name="ce4"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5" table:formula="of:=SQRT(POWER(ABS([.C35]-3);2)+POWER(ABS([.D35]-9.5);2))" office:value-type="float" office:value="2.5" calcext:value-type="float">
            <text:p>2.50</text:p>
          </table:table-cell>
          <table:table-cell table:style-name="ce26" table:formula="of:=SQRT(POWER(ABS([.C35]-6.5);2)+POWER(ABS([.D35]-5.25);2))" office:value-type="float" office:value="3.13249102153542" calcext:value-type="float">
            <text:p>3.13</text:p>
          </table:table-cell>
          <table:table-cell table:style-name="ce26" table:formula="of:=SQRT(POWER(ABS([.C35]-1.5);2)+POWER(ABS([.D35]-3.5);2))" office:value-type="float" office:value="5.70087712549569" calcext:value-type="float">
            <text:p>5.70</text:p>
          </table:table-cell>
          <table:table-cell/>
          <table:table-cell table:style-name="ce3"/>
          <table:table-cell table:number-columns-repeated="2"/>
          <table:table-cell table:style-name="ce16"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QRT(POWER(ABS([.C36]-3);2)+POWER(ABS([.D36]-9.5);2))" office:value-type="float" office:value="6.02079728939615" calcext:value-type="float">
            <text:p>6.02</text:p>
          </table:table-cell>
          <table:table-cell table:style-name="ce25" table:formula="of:=SQRT(POWER(ABS([.C36]-6.5);2)+POWER(ABS([.D36]-5.25);2))" office:value-type="float" office:value="0.559016994374947" calcext:value-type="float">
            <text:p>0.56</text:p>
          </table:table-cell>
          <table:table-cell table:style-name="ce26" table:formula="of:=SQRT(POWER(ABS([.C36]-1.5);2)+POWER(ABS([.D36]-3.5);2))" office:value-type="float" office:value="5.70087712549569" calcext:value-type="float">
            <text:p>5.70</text:p>
          </table:table-cell>
          <table:table-cell/>
          <table:table-cell table:style-name="ce3"/>
          <table:table-cell table:number-columns-repeated="2"/>
          <table:table-cell table:style-name="ce16"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QRT(POWER(ABS([.C37]-3);2)+POWER(ABS([.D37]-9.5);2))" office:value-type="float" office:value="6.26498204307083" calcext:value-type="float">
            <text:p>6.26</text:p>
          </table:table-cell>
          <table:table-cell table:style-name="ce25" table:formula="of:=SQRT(POWER(ABS([.C37]-6.5);2)+POWER(ABS([.D37]-5.25);2))" office:value-type="float" office:value="1.34629120178363" calcext:value-type="float">
            <text:p>1.35</text:p>
          </table:table-cell>
          <table:table-cell table:style-name="ce26" table:formula="of:=SQRT(POWER(ABS([.C37]-1.5);2)+POWER(ABS([.D37]-3.5);2))" office:value-type="float" office:value="4.52769256906871" calcext:value-type="float">
            <text:p>4.53</text:p>
          </table:table-cell>
          <table:table-cell/>
          <table:table-cell table:style-name="ce3"/>
          <table:table-cell table:number-columns-repeated="2"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QRT(POWER(ABS([.C38]-3);2)+POWER(ABS([.D38]-9.5);2))" office:value-type="float" office:value="7.76208734813001" calcext:value-type="float">
            <text:p>7.76</text:p>
          </table:table-cell>
          <table:table-cell table:style-name="ce26" table:formula="of:=SQRT(POWER(ABS([.C38]-6.5);2)+POWER(ABS([.D38]-5.25);2))" office:value-type="float" office:value="6.38846616959032" calcext:value-type="float">
            <text:p>6.39</text:p>
          </table:table-cell>
          <table:table-cell table:style-name="ce25" table:formula="of:=SQRT(POWER(ABS([.C38]-1.5);2)+POWER(ABS([.D38]-3.5);2))" office:value-type="float" office:value="1.58113883008419" calcext:value-type="float">
            <text:p>1.58</text:p>
          </table:table-cell>
          <table:table-cell/>
          <table:table-cell table:style-name="ce2" office:value-type="string" calcext:value-type="string">
            <text:p>Centroid 1</text:p>
          </table:table-cell>
          <table:table-cell table:style-name="ce8" table:formula="of:=SUM([.J32:.J37])/3" office:value-type="float" office:value="3.66666666666667" calcext:value-type="float">
            <text:p>3.67</text:p>
          </table:table-cell>
          <table:table-cell table:style-name="ce8" table:formula="of:=SUM([.K32:.K37])/3" office:value-type="float" office:value="9" calcext:value-type="float">
            <text:p>9.00</text:p>
          </table:table-cell>
          <table:table-cell table:style-name="ce2" office:value-type="string" calcext:value-type="string">
            <text:p>Centroid 2</text:p>
          </table:table-cell>
          <table:table-cell table:style-name="ce8" table:formula="of:=SUM([.M32:.M37])/3" office:value-type="float" office:value="7" calcext:value-type="float">
            <text:p>7.00</text:p>
          </table:table-cell>
          <table:table-cell table:style-name="ce8" table:formula="of:=SUM([.N32:.N37])/3" office:value-type="float" office:value="4.33333333333333" calcext:value-type="float">
            <text:p>4.33</text:p>
          </table:table-cell>
          <table:table-cell table:style-name="ce2" office:value-type="string" calcext:value-type="string">
            <text:p>Centroid 3</text:p>
          </table:table-cell>
          <table:table-cell table:style-name="ce5" table:formula="of:=SUM([.P32:.P37])/2" office:value-type="float" office:value="1.5" calcext:value-type="float">
            <text:p>1.5</text:p>
          </table:table-cell>
          <table:table-cell table:style-name="ce5" table:formula="of:=SUM([.Q32:.Q37])/2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5" table:formula="of:=SQRT(POWER(ABS([.C39]-3);2)+POWER(ABS([.D39]-9.5);2))" office:value-type="float" office:value="1.1180339887499" calcext:value-type="float">
            <text:p>1.12</text:p>
          </table:table-cell>
          <table:table-cell table:style-name="ce26" table:formula="of:=SQRT(POWER(ABS([.C39]-6.5);2)+POWER(ABS([.D39]-5.25);2))" office:value-type="float" office:value="4.50693909432999" calcext:value-type="float">
            <text:p>4.51</text:p>
          </table:table-cell>
          <table:table-cell table:style-name="ce26" table:formula="of:=SQRT(POWER(ABS([.C39]-1.5);2)+POWER(ABS([.D39]-3.5);2))" office:value-type="float" office:value="6.04152298679729" calcext:value-type="float">
            <text:p>6.04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 exempls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/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CLUSTER 3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7" table:formula="of:=ABS([.C45]-3.67)+ABS([.D45]-9)" office:value-type="float" office:value="2.67" calcext:value-type="float">
            <text:p>2.67</text:p>
          </table:table-cell>
          <table:table-cell table:style-name="ce18" table:formula="of:=ABS([.C45]-7)+ABS([.D45]-4.33)" office:value-type="float" office:value="10.67" calcext:value-type="float">
            <text:p>10.67</text:p>
          </table:table-cell>
          <table:table-cell table:style-name="ce18" table:formula="of:=ABS([.C45]-1.5)+ABS([.D45]-3.5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A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8" table:formula="of:=ABS([.C46]-3.67)+ABS([.D46]-9)" office:value-type="float" office:value="5.67" calcext:value-type="float">
            <text:p>5.67</text:p>
          </table:table-cell>
          <table:table-cell table:style-name="ce18" table:formula="of:=ABS([.C46]-7)+ABS([.D46]-4.33)" office:value-type="float" office:value="5.67" calcext:value-type="float">
            <text:p>5.67</text:p>
          </table:table-cell>
          <table:table-cell table:style-name="ce17" table:formula="of:=ABS([.C46]-1.5)+ABS([.D46]-3.5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8" table:formula="of:=ABS([.C47]-3.67)+ABS([.D47]-9)" office:value-type="float" office:value="9.33" calcext:value-type="float">
            <text:p>9.33</text:p>
          </table:table-cell>
          <table:table-cell table:style-name="ce17" table:formula="of:=ABS([.C47]-7)+ABS([.D47]-4.33)" office:value-type="float" office:value="1.33" calcext:value-type="float">
            <text:p>1.33</text:p>
          </table:table-cell>
          <table:table-cell table:style-name="ce18" table:formula="of:=ABS([.C47]-1.5)+ABS([.D47]-3.5)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A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7" table:formula="of:=ABS([.C48]-3.67)+ABS([.D48]-9)" office:value-type="float" office:value="2.33" calcext:value-type="float">
            <text:p>2.33</text:p>
          </table:table-cell>
          <table:table-cell table:style-name="ce18" table:formula="of:=ABS([.C48]-7)+ABS([.D48]-4.33)" office:value-type="float" office:value="5.67" calcext:value-type="float">
            <text:p>5.67</text:p>
          </table:table-cell>
          <table:table-cell table:style-name="ce18" table:formula="of:=ABS([.C48]-1.5)+ABS([.D48]-3.5)" office:value-type="float" office:value="8" calcext:value-type="float">
            <text:p>8</text:p>
          </table:table-cell>
          <table:table-cell/>
          <table:table-cell table:style-name="ce3"/>
          <table:table-cell table:number-columns-repeated="2"/>
          <table:table-cell table:style-name="ce16"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8" table:formula="of:=ABS([.C49]-3.67)+ABS([.D49]-9)" office:value-type="float" office:value="7.33" calcext:value-type="float">
            <text:p>7.33</text:p>
          </table:table-cell>
          <table:table-cell table:style-name="ce17" table:formula="of:=ABS([.C49]-7)+ABS([.D49]-4.33)" office:value-type="float" office:value="0.67" calcext:value-type="float">
            <text:p>0.67</text:p>
          </table:table-cell>
          <table:table-cell table:style-name="ce18" table:formula="of:=ABS([.C49]-1.5)+ABS([.D49]-3.5)" office:value-type="float" office:value="7" calcext:value-type="float">
            <text:p>7</text:p>
          </table:table-cell>
          <table:table-cell/>
          <table:table-cell table:style-name="ce3"/>
          <table:table-cell table:number-columns-repeated="2"/>
          <table:table-cell table:style-name="ce16" table:number-columns-repeated="3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8" table:formula="of:=ABS([.C50]-3.67)+ABS([.D50]-9)" office:value-type="float" office:value="7.33" calcext:value-type="float">
            <text:p>7.33</text:p>
          </table:table-cell>
          <table:table-cell table:style-name="ce17" table:formula="of:=ABS([.C50]-7)+ABS([.D50]-4.33)" office:value-type="float" office:value="1.33" calcext:value-type="float">
            <text:p>1.33</text:p>
          </table:table-cell>
          <table:table-cell table:style-name="ce18" table:formula="of:=ABS([.C50]-1.5)+ABS([.D50]-3.5)" office:value-type="float" office:value="5" calcext:value-type="float">
            <text:p>5</text:p>
          </table:table-cell>
          <table:table-cell/>
          <table:table-cell table:style-name="ce3"/>
          <table:table-cell table:number-columns-repeated="2"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" table:formula="of:=ABS([.C51]-3.67)+ABS([.D51]-9)" office:value-type="float" office:value="9.67" calcext:value-type="float">
            <text:p>9.67</text:p>
          </table:table-cell>
          <table:table-cell table:style-name="ce18" table:formula="of:=ABS([.C51]-7)+ABS([.D51]-4.33)" office:value-type="float" office:value="8.33" calcext:value-type="float">
            <text:p>8.33</text:p>
          </table:table-cell>
          <table:table-cell table:style-name="ce17" table:formula="of:=ABS([.C51]-1.5)+ABS([.D51]-3.5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Centroid 1</text:p>
          </table:table-cell>
          <table:table-cell table:style-name="ce8" table:formula="of:=SUM([.J45:.J50])/3" office:value-type="float" office:value="3.66666666666667" calcext:value-type="float">
            <text:p>3.67</text:p>
          </table:table-cell>
          <table:table-cell table:style-name="ce8" table:formula="of:=SUM([.K45:.K50])/3" office:value-type="float" office:value="9" calcext:value-type="float">
            <text:p>9.00</text:p>
          </table:table-cell>
          <table:table-cell table:style-name="ce2" office:value-type="string" calcext:value-type="string">
            <text:p>Centroid 2</text:p>
          </table:table-cell>
          <table:table-cell table:style-name="ce8" table:formula="of:=SUM([.M45:.M50])/3" office:value-type="float" office:value="7" calcext:value-type="float">
            <text:p>7.00</text:p>
          </table:table-cell>
          <table:table-cell table:style-name="ce8" table:formula="of:=SUM([.N45:.N50])/3" office:value-type="float" office:value="4.33333333333333" calcext:value-type="float">
            <text:p>4.33</text:p>
          </table:table-cell>
          <table:table-cell table:style-name="ce2" office:value-type="string" calcext:value-type="string">
            <text:p>Centroid 3</text:p>
          </table:table-cell>
          <table:table-cell table:style-name="ce5" table:formula="of:=SUM([.P45:.P50])/2" office:value-type="float" office:value="1.5" calcext:value-type="float">
            <text:p>1.5</text:p>
          </table:table-cell>
          <table:table-cell table:style-name="ce5" table:formula="of:=SUM([.Q45:.Q50])/2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7" table:formula="of:=ABS([.C52]-3.67)+ABS([.D52]-9)" office:value-type="float" office:value="0.33" calcext:value-type="float">
            <text:p>0.33</text:p>
          </table:table-cell>
          <table:table-cell table:style-name="ce18" table:formula="of:=ABS([.C52]-7)+ABS([.D52]-4.33)" office:value-type="float" office:value="7.67" calcext:value-type="float">
            <text:p>7.67</text:p>
          </table:table-cell>
          <table:table-cell table:style-name="ce18" table:formula="of:=ABS([.C52]-1.5)+ABS([.D52]-3.5)" office:value-type="float" office:value="8" calcext:value-type="float">
            <text:p>8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</table:table>
      <table:table table:name="Sheet6" table:style-name="ta1">
        <table:table-column table:style-name="co1" table:default-cell-style-name="ce4"/>
        <table:table-column table:style-name="co1" table:number-columns-repeated="3" table:default-cell-style-name="ce3"/>
        <table:table-column table:style-name="co1" table:number-columns-repeated="3" table:default-cell-style-name="ce16"/>
        <table:table-column table:style-name="co1" table:number-columns-repeated="5" table:default-cell-style-name="Default"/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N exempls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ATT 3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1" table:formula="of:=ABS([.B3]-2)+ABS([.C3]-10)+ABS([.D3]-5)" office:value-type="float" office:value="0" calcext:value-type="float">
            <text:p>0</text:p>
          </table:table-cell>
          <table:table-cell table:formula="of:=ABS([.B3]-5)+ABS([.C3]-8)+ABS([.D3]-7)" office:value-type="float" office:value="7" calcext:value-type="float">
            <text:p>7</text:p>
          </table:table-cell>
          <table:table-cell table:formula="of:=ABS([.B3]-1)+ABS([.C3]-2)+ABS([.D3]-4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BS([.B4]-2)+ABS([.C4]-10)+ABS([.D4]-5)" office:value-type="float" office:value="7" calcext:value-type="float">
            <text:p>7</text:p>
          </table:table-cell>
          <table:table-cell table:formula="of:=ABS([.B4]-5)+ABS([.C4]-8)+ABS([.D4]-7)" office:value-type="float" office:value="10" calcext:value-type="float">
            <text:p>10</text:p>
          </table:table-cell>
          <table:table-cell table:style-name="ce31" table:formula="of:=ABS([.B4]-1)+ABS([.C4]-2)+ABS([.D4]-4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BS([.B5]-2)+ABS([.C5]-10)+ABS([.D5]-5)" office:value-type="float" office:value="16" calcext:value-type="float">
            <text:p>16</text:p>
          </table:table-cell>
          <table:table-cell table:formula="of:=ABS([.B5]-5)+ABS([.C5]-8)+ABS([.D5]-7)" office:value-type="float" office:value="13" calcext:value-type="float">
            <text:p>13</text:p>
          </table:table-cell>
          <table:table-cell table:style-name="ce31" table:formula="of:=ABS([.B5]-1)+ABS([.C5]-2)+ABS([.D5]-4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ABS([.B6]-2)+ABS([.C6]-10)+ABS([.D6]-5)" office:value-type="float" office:value="7" calcext:value-type="float">
            <text:p>7</text:p>
          </table:table-cell>
          <table:table-cell table:style-name="ce31" table:formula="of:=ABS([.B6]-5)+ABS([.C6]-8)+ABS([.D6]-7)" office:value-type="float" office:value="0" calcext:value-type="float">
            <text:p>0</text:p>
          </table:table-cell>
          <table:table-cell table:formula="of:=ABS([.B6]-1)+ABS([.C6]-2)+ABS([.D6]-4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BS([.B7]-2)+ABS([.C7]-10)+ABS([.D7]-5)" office:value-type="float" office:value="12" calcext:value-type="float">
            <text:p>12</text:p>
          </table:table-cell>
          <table:table-cell table:style-name="ce31" table:formula="of:=ABS([.B7]-5)+ABS([.C7]-8)+ABS([.D7]-7)" office:value-type="float" office:value="9" calcext:value-type="float">
            <text:p>9</text:p>
          </table:table-cell>
          <table:table-cell table:formula="of:=ABS([.B7]-1)+ABS([.C7]-2)+ABS([.D7]-4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ABS([.B8]-2)+ABS([.C8]-10)+ABS([.D8]-5)" office:value-type="float" office:value="12" calcext:value-type="float">
            <text:p>12</text:p>
          </table:table-cell>
          <table:table-cell table:style-name="ce31" table:formula="of:=ABS([.B8]-5)+ABS([.C8]-8)+ABS([.D8]-7)" office:value-type="float" office:value="5" calcext:value-type="float">
            <text:p>5</text:p>
          </table:table-cell>
          <table:table-cell table:formula="of:=ABS([.B8]-1)+ABS([.C8]-2)+ABS([.D8]-4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BS([.B9]-2)+ABS([.C9]-10)+ABS([.D9]-5)" office:value-type="float" office:value="10" calcext:value-type="float">
            <text:p>10</text:p>
          </table:table-cell>
          <table:table-cell table:formula="of:=ABS([.B9]-5)+ABS([.C9]-8)+ABS([.D9]-7)" office:value-type="float" office:value="13" calcext:value-type="float">
            <text:p>13</text:p>
          </table:table-cell>
          <table:table-cell table:style-name="ce31" table:formula="of:=ABS([.B9]-1)+ABS([.C9]-2)+ABS([.D9]-4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1" table:formula="of:=ABS([.B10]-2)+ABS([.C10]-10)+ABS([.D10]-5)" office:value-type="float" office:value="3" calcext:value-type="float">
            <text:p>3</text:p>
          </table:table-cell>
          <table:table-cell table:formula="of:=ABS([.B10]-5)+ABS([.C10]-8)+ABS([.D10]-7)" office:value-type="float" office:value="4" calcext:value-type="float">
            <text:p>4</text:p>
          </table:table-cell>
          <table:table-cell table:formula="of:=ABS([.B10]-1)+ABS([.C10]-2)+ABS([.D10]-4)" office:value-type="float" office:value="11" calcext:value-type="float">
            <text:p>1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ATT 3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ATT 3</text:p>
          </table:table-cell>
          <table:table-cell table:style-name="ce1" office:value-type="string" calcext:value-type="string">
            <text:p>CLUSTER 3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ATT 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A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A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4"/>
          <table:table-cell table:style-name="ce4" office:value-type="string" calcext:value-type="string">
            <text:p>A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A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5"/>
        </table:table-row>
        <table:table-row table:style-name="ro1">
          <table:table-cell table:style-name="ce3"/>
          <table:table-cell table:number-columns-repeated="3"/>
          <table:table-cell table:style-name="ce3" table:number-columns-repeated="8"/>
        </table:table-row>
        <table:table-row table:style-name="ro1">
          <table:table-cell table:style-name="ce2" office:value-type="string" calcext:value-type="string">
            <text:p>Centroid 1</text:p>
          </table:table-cell>
          <table:table-cell table:style-name="ce8" table:formula="of:=SUM([.B14:.B19])/2" office:value-type="float" office:value="3" calcext:value-type="float">
            <text:p>3.00</text:p>
          </table:table-cell>
          <table:table-cell table:style-name="ce8" table:formula="of:=SUM([.C14:.C19])/2" office:value-type="float" office:value="9.5" calcext:value-type="float">
            <text:p>9.50</text:p>
          </table:table-cell>
          <table:table-cell table:style-name="ce8" table:formula="of:=SUM([.D14:.D19])/3" office:value-type="float" office:value="3.33333333333333" calcext:value-type="float">
            <text:p>3.33</text:p>
          </table:table-cell>
          <table:table-cell table:style-name="ce2" office:value-type="string" calcext:value-type="string">
            <text:p>Centroid 2</text:p>
          </table:table-cell>
          <table:table-cell table:style-name="ce8" table:formula="of:=SUM([.F14:.F19])/3" office:value-type="float" office:value="6" calcext:value-type="float">
            <text:p>6.00</text:p>
          </table:table-cell>
          <table:table-cell table:style-name="ce8" table:formula="of:=SUM([.G14:.G19])/3" office:value-type="float" office:value="5.66666666666667" calcext:value-type="float">
            <text:p>5.67</text:p>
          </table:table-cell>
          <table:table-cell table:style-name="ce8" table:formula="of:=SUM([.H14:.H19])/3" office:value-type="float" office:value="5.66666666666667" calcext:value-type="float">
            <text:p>5.67</text:p>
          </table:table-cell>
          <table:table-cell table:style-name="ce2" office:value-type="string" calcext:value-type="string">
            <text:p>Centroid 3</text:p>
          </table:table-cell>
          <table:table-cell table:style-name="ce8" table:formula="of:=SUM([.J14:.J19])/3" office:value-type="float" office:value="3.66666666666667" calcext:value-type="float">
            <text:p>3.67</text:p>
          </table:table-cell>
          <table:table-cell table:style-name="ce8" table:formula="of:=SUM([.K14:.K19])/3" office:value-type="float" office:value="3.66666666666667" calcext:value-type="float">
            <text:p>3.67</text:p>
          </table:table-cell>
          <table:table-cell table:style-name="ce8" table:formula="of:=SUM([.L14:.L19])/3" office:value-type="float" office:value="2.66666666666667" calcext:value-type="float">
            <text:p>2.67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N exempls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ATT 3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1" table:formula="of:=ABS([.B24]-3)+ABS([.C24]-9.5)+ABS([.D24]-3.33)" office:value-type="float" office:value="3.17" calcext:value-type="float">
            <text:p>3.17</text:p>
          </table:table-cell>
          <table:table-cell table:formula="of:=ABS([.B24]-6)+ABS([.C24]-5.67)+ABS([.D24]-5.67)" office:value-type="float" office:value="9" calcext:value-type="float">
            <text:p>9</text:p>
          </table:table-cell>
          <table:table-cell table:formula="of:=ABS([.B24]-3.67)+ABS([.C24]-3.67)+ABS([.D24]-2.67)" office:value-type="float" office:value="10.33" calcext:value-type="float">
            <text:p>1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2" table:formula="of:=ABS([.B25]-3)+ABS([.C25]-9.5)+ABS([.D25]-3.33)" office:value-type="float" office:value="5.83" calcext:value-type="float">
            <text:p>5.83</text:p>
          </table:table-cell>
          <table:table-cell table:formula="of:=ABS([.B25]-6)+ABS([.C25]-5.67)+ABS([.D25]-5.67)" office:value-type="float" office:value="7.34" calcext:value-type="float">
            <text:p>7.34</text:p>
          </table:table-cell>
          <table:table-cell table:style-name="ce31" table:formula="of:=ABS([.B25]-3.67)+ABS([.C25]-3.67)+ABS([.D25]-2.67)" office:value-type="float" office:value="3.33" calcext:value-type="float">
            <text:p>3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2" table:formula="of:=ABS([.B26]-3)+ABS([.C26]-9.5)+ABS([.D26]-3.33)" office:value-type="float" office:value="12.83" calcext:value-type="float">
            <text:p>12.83</text:p>
          </table:table-cell>
          <table:table-cell table:formula="of:=ABS([.B26]-6)+ABS([.C26]-5.67)+ABS([.D26]-5.67)" office:value-type="float" office:value="8.34" calcext:value-type="float">
            <text:p>8.34</text:p>
          </table:table-cell>
          <table:table-cell table:style-name="ce31" table:formula="of:=ABS([.B26]-3.67)+ABS([.C26]-3.67)+ABS([.D26]-2.67)" office:value-type="float" office:value="6.33" calcext:value-type="float">
            <text:p>6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2" table:formula="of:=ABS([.B27]-3)+ABS([.C27]-9.5)+ABS([.D27]-3.33)" office:value-type="float" office:value="7.17" calcext:value-type="float">
            <text:p>7.17</text:p>
          </table:table-cell>
          <table:table-cell table:style-name="ce31" table:formula="of:=ABS([.B27]-6)+ABS([.C27]-5.67)+ABS([.D27]-5.67)" office:value-type="float" office:value="4.66" calcext:value-type="float">
            <text:p>4.66</text:p>
          </table:table-cell>
          <table:table-cell table:formula="of:=ABS([.B27]-3.67)+ABS([.C27]-3.67)+ABS([.D27]-2.67)" office:value-type="float" office:value="9.99" calcext:value-type="float">
            <text:p>9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2" table:formula="of:=ABS([.B28]-3)+ABS([.C28]-9.5)+ABS([.D28]-3.33)" office:value-type="float" office:value="8.83" calcext:value-type="float">
            <text:p>8.83</text:p>
          </table:table-cell>
          <table:table-cell table:style-name="ce31" table:formula="of:=ABS([.B28]-6)+ABS([.C28]-5.67)+ABS([.D28]-5.67)" office:value-type="float" office:value="4.34" calcext:value-type="float">
            <text:p>4.34</text:p>
          </table:table-cell>
          <table:table-cell table:formula="of:=ABS([.B28]-3.67)+ABS([.C28]-3.67)+ABS([.D28]-2.67)" office:value-type="float" office:value="4.99" calcext:value-type="float">
            <text:p>4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32" table:formula="of:=ABS([.B29]-3)+ABS([.C29]-9.5)+ABS([.D29]-3.33)" office:value-type="float" office:value="12.17" calcext:value-type="float">
            <text:p>12.17</text:p>
          </table:table-cell>
          <table:table-cell table:style-name="ce31" table:formula="of:=ABS([.B29]-6)+ABS([.C29]-5.67)+ABS([.D29]-5.67)" office:value-type="float" office:value="3" calcext:value-type="float">
            <text:p>3</text:p>
          </table:table-cell>
          <table:table-cell table:formula="of:=ABS([.B29]-3.67)+ABS([.C29]-3.67)+ABS([.D29]-2.67)" office:value-type="float" office:value="6.99" calcext:value-type="float">
            <text:p>6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2" table:formula="of:=ABS([.B30]-3)+ABS([.C30]-9.5)+ABS([.D30]-3.33)" office:value-type="float" office:value="10.17" calcext:value-type="float">
            <text:p>10.17</text:p>
          </table:table-cell>
          <table:table-cell table:formula="of:=ABS([.B30]-6)+ABS([.C30]-5.67)+ABS([.D30]-5.67)" office:value-type="float" office:value="10.34" calcext:value-type="float">
            <text:p>10.34</text:p>
          </table:table-cell>
          <table:table-cell table:style-name="ce31" table:formula="of:=ABS([.B30]-3.67)+ABS([.C30]-3.67)+ABS([.D30]-2.67)" office:value-type="float" office:value="5.67" calcext:value-type="float">
            <text:p>5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1" table:formula="of:=ABS([.B31]-3)+ABS([.C31]-9.5)+ABS([.D31]-3.33)" office:value-type="float" office:value="3.17" calcext:value-type="float">
            <text:p>3.17</text:p>
          </table:table-cell>
          <table:table-cell table:formula="of:=ABS([.B31]-6)+ABS([.C31]-5.67)+ABS([.D31]-5.67)" office:value-type="float" office:value="6" calcext:value-type="float">
            <text:p>6</text:p>
          </table:table-cell>
          <table:table-cell table:formula="of:=ABS([.B31]-3.67)+ABS([.C31]-3.67)+ABS([.D31]-2.67)" office:value-type="float" office:value="7.99" calcext:value-type="float">
            <text:p>7.99</text:p>
          </table:table-cell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ATT 3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ATT 3</text:p>
          </table:table-cell>
          <table:table-cell table:style-name="ce1" office:value-type="string" calcext:value-type="string">
            <text:p>CLUSTER 3</text:p>
          </table:table-cell>
          <table:table-cell table:style-name="ce1" office:value-type="string" calcext:value-type="string">
            <text:p>ATT 1</text:p>
          </table:table-cell>
          <table:table-cell table:style-name="ce1" office:value-type="string" calcext:value-type="string">
            <text:p>ATT 2</text:p>
          </table:table-cell>
          <table:table-cell table:style-name="ce1" office:value-type="string" calcext:value-type="string">
            <text:p>ATT 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A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A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A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4"/>
          <table:table-cell table:style-name="ce4" office:value-type="string" calcext:value-type="string">
            <text:p>A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A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5"/>
        </table:table-row>
        <table:table-row table:style-name="ro1">
          <table:table-cell table:style-name="ce3"/>
          <table:table-cell table:number-columns-repeated="3"/>
          <table:table-cell table:style-name="ce3" table:number-columns-repeated="8"/>
        </table:table-row>
        <table:table-row table:style-name="ro1">
          <table:table-cell table:style-name="ce2" office:value-type="string" calcext:value-type="string">
            <text:p>Centroid 1</text:p>
          </table:table-cell>
          <table:table-cell table:style-name="ce8" table:formula="of:=SUM([.B34:.B39])/2" office:value-type="float" office:value="3" calcext:value-type="float">
            <text:p>3.00</text:p>
          </table:table-cell>
          <table:table-cell table:style-name="ce8" table:formula="of:=SUM([.C34:.C39])/2" office:value-type="float" office:value="9.5" calcext:value-type="float">
            <text:p>9.50</text:p>
          </table:table-cell>
          <table:table-cell table:style-name="ce8" table:formula="of:=SUM([.D34:.D39])/3" office:value-type="float" office:value="3.33333333333333" calcext:value-type="float">
            <text:p>3.33</text:p>
          </table:table-cell>
          <table:table-cell table:style-name="ce2" office:value-type="string" calcext:value-type="string">
            <text:p>Centroid 2</text:p>
          </table:table-cell>
          <table:table-cell table:style-name="ce8" table:formula="of:=SUM([.F34:.F39])/3" office:value-type="float" office:value="6" calcext:value-type="float">
            <text:p>6.00</text:p>
          </table:table-cell>
          <table:table-cell table:style-name="ce8" table:formula="of:=SUM([.G34:.G39])/3" office:value-type="float" office:value="5.66666666666667" calcext:value-type="float">
            <text:p>5.67</text:p>
          </table:table-cell>
          <table:table-cell table:style-name="ce8" table:formula="of:=SUM([.H34:.H39])/3" office:value-type="float" office:value="5.66666666666667" calcext:value-type="float">
            <text:p>5.67</text:p>
          </table:table-cell>
          <table:table-cell table:style-name="ce2" office:value-type="string" calcext:value-type="string">
            <text:p>Centroid 3</text:p>
          </table:table-cell>
          <table:table-cell table:style-name="ce8" table:formula="of:=SUM([.J34:.J39])/3" office:value-type="float" office:value="3.66666666666667" calcext:value-type="float">
            <text:p>3.67</text:p>
          </table:table-cell>
          <table:table-cell table:style-name="ce8" table:formula="of:=SUM([.K34:.K39])/3" office:value-type="float" office:value="3.66666666666667" calcext:value-type="float">
            <text:p>3.67</text:p>
          </table:table-cell>
          <table:table-cell table:style-name="ce8" table:formula="of:=SUM([.L34:.L39])/3" office:value-type="float" office:value="2.66666666666667" calcext:value-type="float">
            <text:p>2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05:00:45.946976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03:39.358787837</meta:creation-date>
    <dc:date>2022-01-10T05:24:33.900476691</dc:date>
    <meta:editing-duration>PT1H4M13S</meta:editing-duration>
    <meta:editing-cycles>4</meta:editing-cycles>
    <meta:generator>LibreOffice/6.4.7.2$Linux_X86_64 LibreOffice_project/40$Build-2</meta:generator>
    <meta:document-statistic meta:table-count="6" meta:cell-count="1030" meta:object-count="0"/>
  </office:meta>
</office:document-meta>
</file>